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d8d8d8" draw:stroke-linejoin="round" svg:stroke-linecap="butt" draw:fill="none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595959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595959"/>
    </style:style>
    <style:style style:name="P3" style:family="paragraph">
      <style:paragraph-properties fo:text-align="start" style:writing-mode="lr-tb"/>
      <style:text-properties fo:font-size="14pt"/>
    </style:style>
    <style:style style:name="P4" style:family="paragraph">
      <loext:graphic-properties draw:fill="none"/>
      <style:paragraph-properties fo:text-align="start" style:writing-mode="lr-tb"/>
      <style:text-properties fo:font-size="14pt" style:font-size-asian="10pt" style:font-size-complex="10pt"/>
    </style:style>
    <style:style style:name="P5" style:family="paragraph">
      <style:paragraph-properties fo:text-align="start" style:writing-mode="lr-tb"/>
      <style:text-properties fo:font-size="16pt"/>
    </style:style>
    <style:style style:name="P6" style:family="paragraph">
      <loext:graphic-properties draw:fill="none"/>
      <style:paragraph-properties fo:text-align="start" style:writing-mode="lr-tb"/>
      <style:text-properties fo:font-size="16pt" style:font-size-asian="12pt" style:font-size-complex="12pt"/>
    </style:style>
    <style:style style:name="T1" style:family="text">
      <style:text-properties fo:color="#4d4d4d" style:font-name="Helvetica" style:font-size-asian="10pt" style:font-name-complex="Helvetica" style:font-size-complex="10pt"/>
    </style:style>
    <style:style style:name="T2" style:family="text">
      <style:text-properties fo:color="#000000" style:font-name="Helvetica" style:font-size-asian="12pt" style:font-name-complex="Helvetica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34cm" svg:y1="19.545cm" svg:x2="27.746cm" svg:y2="19.545cm">
          <text:p/>
        </draw:line>
        <draw:line draw:style-name="gr1" draw:text-style-name="P1" draw:layer="layout" svg:x1="1.34cm" svg:y1="12.456cm" svg:x2="27.746cm" svg:y2="12.456cm">
          <text:p/>
        </draw:line>
        <draw:line draw:style-name="gr1" draw:text-style-name="P1" draw:layer="layout" svg:x1="1.34cm" svg:y1="5.368cm" svg:x2="27.746cm" svg:y2="5.368cm">
          <text:p/>
        </draw:line>
        <draw:polygon draw:style-name="gr2" draw:text-style-name="P2" draw:layer="layout" svg:width="0.75cm" svg:height="0.709cm" svg:x="2.541cm" svg:y="18.836cm" svg:viewBox="0 0 751 710" draw:points="0,710 751,710 751,0 0,0">
          <text:p/>
        </draw:polygon>
        <draw:polygon draw:style-name="gr2" draw:text-style-name="P2" draw:layer="layout" svg:width="0.75cm" svg:height="1.418cm" svg:x="3.291cm" svg:y="18.127cm" svg:viewBox="0 0 751 1419" draw:points="0,1419 751,1419 751,0 0,0">
          <text:p/>
        </draw:polygon>
        <draw:polygon draw:style-name="gr2" draw:text-style-name="P2" draw:layer="layout" svg:width="0.75cm" svg:height="1.418cm" svg:x="4.041cm" svg:y="18.127cm" svg:viewBox="0 0 751 1419" draw:points="0,1419 751,1419 751,0 0,0">
          <text:p/>
        </draw:polygon>
        <draw:polygon draw:style-name="gr2" draw:text-style-name="P2" draw:layer="layout" svg:width="0.75cm" svg:height="1.418cm" svg:x="4.791cm" svg:y="18.127cm" svg:viewBox="0 0 751 1419" draw:points="0,1419 751,1419 751,0 0,0">
          <text:p/>
        </draw:polygon>
        <draw:polygon draw:style-name="gr2" draw:text-style-name="P2" draw:layer="layout" svg:width="0.749cm" svg:height="0cm" svg:x="5.541cm" svg:y="19.545cm" svg:viewBox="0 0 750 0" draw:points="0,0 750,0">
          <text:p/>
        </draw:polygon>
        <draw:polygon draw:style-name="gr2" draw:text-style-name="P2" draw:layer="layout" svg:width="0.75cm" svg:height="0.709cm" svg:x="6.292cm" svg:y="18.836cm" svg:viewBox="0 0 751 710" draw:points="0,710 751,710 751,0 0,0">
          <text:p/>
        </draw:polygon>
        <draw:polygon draw:style-name="gr2" draw:text-style-name="P2" draw:layer="layout" svg:width="0.75cm" svg:height="0.709cm" svg:x="7.042cm" svg:y="18.836cm" svg:viewBox="0 0 751 710" draw:points="0,710 751,710 751,0 0,0">
          <text:p/>
        </draw:polygon>
        <draw:polygon draw:style-name="gr2" draw:text-style-name="P2" draw:layer="layout" svg:width="0.75cm" svg:height="0.709cm" svg:x="7.792cm" svg:y="18.836cm" svg:viewBox="0 0 751 710" draw:points="0,710 751,710 751,0 0,0">
          <text:p/>
        </draw:polygon>
        <draw:polygon draw:style-name="gr2" draw:text-style-name="P2" draw:layer="layout" svg:width="0.75cm" svg:height="1.418cm" svg:x="8.542cm" svg:y="18.127cm" svg:viewBox="0 0 751 1419" draw:points="0,1419 751,1419 751,0 0,0">
          <text:p/>
        </draw:polygon>
        <draw:polygon draw:style-name="gr2" draw:text-style-name="P2" draw:layer="layout" svg:width="0.75cm" svg:height="2.835cm" svg:x="9.292cm" svg:y="16.71cm" svg:viewBox="0 0 751 2836" draw:points="0,2836 751,2836 751,0 0,0">
          <text:p/>
        </draw:polygon>
        <draw:polygon draw:style-name="gr2" draw:text-style-name="P2" draw:layer="layout" svg:width="0.75cm" svg:height="0.709cm" svg:x="10.042cm" svg:y="18.836cm" svg:viewBox="0 0 751 710" draw:points="0,710 751,710 751,0 0,0">
          <text:p/>
        </draw:polygon>
        <draw:polygon draw:style-name="gr2" draw:text-style-name="P2" draw:layer="layout" svg:width="0.75cm" svg:height="6.38cm" svg:x="10.792cm" svg:y="13.165cm" svg:viewBox="0 0 751 6381" draw:points="0,6381 751,6381 751,0 0,0">
          <text:p/>
        </draw:polygon>
        <draw:polygon draw:style-name="gr2" draw:text-style-name="P2" draw:layer="layout" svg:width="0.75cm" svg:height="3.544cm" svg:x="11.543cm" svg:y="16.001cm" svg:viewBox="0 0 751 3545" draw:points="0,3545 751,3545 751,0 0,0">
          <text:p/>
        </draw:polygon>
        <draw:polygon draw:style-name="gr2" draw:text-style-name="P2" draw:layer="layout" svg:width="0.75cm" svg:height="6.38cm" svg:x="12.293cm" svg:y="13.165cm" svg:viewBox="0 0 751 6381" draw:points="0,6381 751,6381 751,0 0,0">
          <text:p/>
        </draw:polygon>
        <draw:polygon draw:style-name="gr2" draw:text-style-name="P2" draw:layer="layout" svg:width="0.75cm" svg:height="14.177cm" svg:x="13.043cm" svg:y="5.368cm" svg:viewBox="0 0 751 14178" draw:points="0,14178 751,14178 751,0 0,0">
          <text:p/>
        </draw:polygon>
        <draw:polygon draw:style-name="gr2" draw:text-style-name="P2" draw:layer="layout" svg:width="0.75cm" svg:height="3.544cm" svg:x="13.793cm" svg:y="16.001cm" svg:viewBox="0 0 751 3545" draw:points="0,3545 751,3545 751,0 0,0">
          <text:p/>
        </draw:polygon>
        <draw:polygon draw:style-name="gr2" draw:text-style-name="P2" draw:layer="layout" svg:width="0.75cm" svg:height="18.431cm" svg:x="14.543cm" svg:y="1.114cm" svg:viewBox="0 0 751 18432" draw:points="0,18432 751,18432 751,0 0,0">
          <text:p/>
        </draw:polygon>
        <draw:polygon draw:style-name="gr2" draw:text-style-name="P2" draw:layer="layout" svg:width="0.75cm" svg:height="11.342cm" svg:x="15.293cm" svg:y="8.203cm" svg:viewBox="0 0 751 11343" draw:points="0,11343 751,11343 751,0 0,0">
          <text:p/>
        </draw:polygon>
        <draw:polygon draw:style-name="gr2" draw:text-style-name="P2" draw:layer="layout" svg:width="0.75cm" svg:height="0.709cm" svg:x="16.043cm" svg:y="18.836cm" svg:viewBox="0 0 751 710" draw:points="0,710 751,710 751,0 0,0">
          <text:p/>
        </draw:polygon>
        <draw:polygon draw:style-name="gr2" draw:text-style-name="P2" draw:layer="layout" svg:width="0.75cm" svg:height="0.709cm" svg:x="16.794cm" svg:y="18.836cm" svg:viewBox="0 0 751 710" draw:points="0,710 751,710 751,0 0,0">
          <text:p/>
        </draw:polygon>
        <draw:polygon draw:style-name="gr2" draw:text-style-name="P2" draw:layer="layout" svg:width="0.75cm" svg:height="1.418cm" svg:x="17.544cm" svg:y="18.127cm" svg:viewBox="0 0 751 1419" draw:points="0,1419 751,1419 751,0 0,0">
          <text:p/>
        </draw:polygon>
        <draw:polygon draw:style-name="gr2" draw:text-style-name="P2" draw:layer="layout" svg:width="0.75cm" svg:height="1.418cm" svg:x="18.294cm" svg:y="18.127cm" svg:viewBox="0 0 751 1419" draw:points="0,1419 751,1419 751,0 0,0">
          <text:p/>
        </draw:polygon>
        <draw:polygon draw:style-name="gr2" draw:text-style-name="P2" draw:layer="layout" svg:width="0.75cm" svg:height="0.709cm" svg:x="19.044cm" svg:y="18.836cm" svg:viewBox="0 0 751 710" draw:points="0,710 751,710 751,0 0,0">
          <text:p/>
        </draw:polygon>
        <draw:polygon draw:style-name="gr2" draw:text-style-name="P2" draw:layer="layout" svg:width="0.75cm" svg:height="0.709cm" svg:x="19.795cm" svg:y="18.836cm" svg:viewBox="0 0 751 710" draw:points="0,710 751,710 751,0 0,0">
          <text:p/>
        </draw:polygon>
        <draw:polygon draw:style-name="gr2" draw:text-style-name="P2" draw:layer="layout" svg:width="0.75cm" svg:height="5.671cm" svg:x="20.545cm" svg:y="13.874cm" svg:viewBox="0 0 751 5672" draw:points="0,5672 751,5672 751,0 0,0">
          <text:p/>
        </draw:polygon>
        <draw:polygon draw:style-name="gr2" draw:text-style-name="P2" draw:layer="layout" svg:width="0.75cm" svg:height="1.418cm" svg:x="21.295cm" svg:y="18.127cm" svg:viewBox="0 0 751 1419" draw:points="0,1419 751,1419 751,0 0,0">
          <text:p/>
        </draw:polygon>
        <draw:polygon draw:style-name="gr2" draw:text-style-name="P2" draw:layer="layout" svg:width="0.75cm" svg:height="0.709cm" svg:x="22.045cm" svg:y="18.836cm" svg:viewBox="0 0 751 710" draw:points="0,710 751,710 751,0 0,0">
          <text:p/>
        </draw:polygon>
        <draw:polygon draw:style-name="gr2" draw:text-style-name="P2" draw:layer="layout" svg:width="0.749cm" svg:height="0cm" svg:x="22.795cm" svg:y="19.545cm" svg:viewBox="0 0 750 0" draw:points="0,0 750,0">
          <text:p/>
        </draw:polygon>
        <draw:polygon draw:style-name="gr2" draw:text-style-name="P2" draw:layer="layout" svg:width="0.75cm" svg:height="1.418cm" svg:x="23.545cm" svg:y="18.127cm" svg:viewBox="0 0 751 1419" draw:points="0,1419 751,1419 751,0 0,0">
          <text:p/>
        </draw:polygon>
        <draw:polygon draw:style-name="gr2" draw:text-style-name="P2" draw:layer="layout" svg:width="0.749cm" svg:height="0cm" svg:x="24.295cm" svg:y="19.545cm" svg:viewBox="0 0 750 0" draw:points="0,0 750,0">
          <text:p/>
        </draw:polygon>
        <draw:polygon draw:style-name="gr2" draw:text-style-name="P2" draw:layer="layout" svg:width="0.75cm" svg:height="1.418cm" svg:x="25.046cm" svg:y="18.127cm" svg:viewBox="0 0 751 1419" draw:points="0,1419 751,1419 751,0 0,0">
          <text:p/>
        </draw:polygon>
        <draw:polygon draw:style-name="gr2" draw:text-style-name="P2" draw:layer="layout" svg:width="0.75cm" svg:height="0.709cm" svg:x="25.796cm" svg:y="18.836cm" svg:viewBox="0 0 751 710" draw:points="0,710 751,710 751,0 0,0">
          <text:p/>
        </draw:polygon>
        <draw:frame draw:style-name="gr3" draw:text-style-name="P4" draw:layer="layout" svg:width="0.352cm" svg:height="0.492cm" svg:x="0.971cm" svg:y="19.301cm">
          <draw:text-box>
            <text:p text:style-name="P3"><text:span text:style-name="T1">0</text:span></text:p>
          </draw:text-box>
        </draw:frame>
        <draw:frame draw:style-name="gr3" draw:text-style-name="P4" draw:layer="layout" svg:width="0.552cm" svg:height="0.492cm" svg:x="0.775cm" svg:y="12.212cm">
          <draw:text-box>
            <text:p text:style-name="P3"><text:span text:style-name="T1">10</text:span></text:p>
          </draw:text-box>
        </draw:frame>
        <draw:frame draw:style-name="gr3" draw:text-style-name="P4" draw:layer="layout" svg:width="0.552cm" svg:height="0.492cm" svg:x="0.775cm" svg:y="5.123cm">
          <draw:text-box>
            <text:p text:style-name="P3"><text:span text:style-name="T1">20</text:span></text:p>
          </draw:text-box>
        </draw:frame>
        <draw:frame draw:style-name="gr3" draw:text-style-name="P4" draw:layer="layout" svg:width="1.103cm" svg:height="0.492cm" svg:x="1.024cm" svg:y="20.123cm">
          <draw:text-box>
            <text:p text:style-name="P3"><text:span text:style-name="T1">1980</text:span></text:p>
          </draw:text-box>
        </draw:frame>
        <draw:frame draw:style-name="gr3" draw:text-style-name="P4" draw:layer="layout" svg:width="1.103cm" svg:height="0.492cm" svg:x="8.525cm" svg:y="20.123cm">
          <draw:text-box>
            <text:p text:style-name="P3"><text:span text:style-name="T1">1990</text:span></text:p>
          </draw:text-box>
        </draw:frame>
        <draw:frame draw:style-name="gr3" draw:text-style-name="P4" draw:layer="layout" svg:width="1.103cm" svg:height="0.492cm" svg:x="16.027cm" svg:y="20.123cm">
          <draw:text-box>
            <text:p text:style-name="P3"><text:span text:style-name="T1">2000</text:span></text:p>
          </draw:text-box>
        </draw:frame>
        <draw:frame draw:style-name="gr3" draw:text-style-name="P4" draw:layer="layout" svg:width="1.103cm" svg:height="0.492cm" svg:x="23.529cm" svg:y="20.123cm">
          <draw:text-box>
            <text:p text:style-name="P3"><text:span text:style-name="T1">2010</text:span></text:p>
          </draw:text-box>
        </draw:frame>
        <draw:frame draw:style-name="gr4" draw:text-style-name="P6" draw:layer="layout" svg:width="2.479cm" svg:height="0.564cm" svg:x="13.644cm" svg:y="20.866cm">
          <draw:text-box>
            <text:p text:style-name="P5"><text:span text:style-name="T2">Plan Year</text:span></text:p>
          </draw:text-box>
        </draw:frame>
        <draw:frame draw:style-name="gr4" draw:text-style-name="P6" draw:layer="layout" svg:width="2.483cm" svg:height="0.564cm" draw:transform="rotate (1.5707963267949) translate (0.171cm 11.26cm)">
          <draw:text-box>
            <text:p text:style-name="P5"><text:span text:style-name="T2"># Spec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12T14:44:58.706865000</dc:date>
    <meta:editing-duration>PT1M32S</meta:editing-duration>
    <meta:editing-cycles>2</meta:editing-cycles>
    <meta:generator>LibreOffice/5.4.4.2$MacOSX_X86_64 LibreOffice_project/2524958677847fb3bb44820e40380acbe820f960</meta:generator>
    <meta:document-statistic meta:object-count="44"/>
  </office:meta>
</office:document-meta>
</file>